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F5000001EDE3881F37F31B2FE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SC1" svg:font-family="'Noto Sans CJK SC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draw:frame draw:style-name="fr1" draw:name="图像1" text:anchor-type="char" svg:width="17cm" svg:height="11.072cm" draw:z-index="0"><draw:image xlink:href="Pictures/10000000000002F5000001EDE3881F37F31B2FE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SC1" svg:font-family="'Noto Sans CJK SC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31T14:24:26.417757186</dc:date>
    <meta:editing-duration>PT14M15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